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.81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17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style:font-name="Liberation Mono"/>
    </style:style>
    <style:style style:name="ce2" style:family="table-cell" style:parent-style-name="Default" style:data-style-name="N122">
      <style:text-properties fo:color="#009353" style:font-name="Liberation Mono" fo:font-weight="bold" style:font-weight-asian="bold" style:font-weight-complex="bold"/>
    </style:style>
    <style:style style:name="ce3" style:family="table-cell" style:parent-style-name="Default" style:data-style-name="N122">
      <style:text-properties fo:color="#0066b3" style:font-name="Liberation Mono" fo:font-weight="bold" style:font-weight-asian="bold" style:font-weight-complex="bold"/>
    </style:style>
    <style:style style:name="ce4" style:family="table-cell" style:parent-style-name="Default" style:data-style-name="N122">
      <style:text-properties style:font-name="Liberation Mono" fo:font-weight="bold" style:font-weight-asian="bold" style:font-weight-complex="bold"/>
    </style:style>
    <style:style style:name="ce5" style:family="table-cell" style:parent-style-name="Default" style:data-style-name="N122">
      <style:text-properties fo:color="#ed1c24" style:font-name="Liberation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5" table:default-cell-style-name="ce1"/>
        <table:table-column table:style-name="co3" table:default-cell-style-name="Default"/>
        <table:table-column table:style-name="co3" table:default-cell-style-name="ce1"/>
        <table:table-column table:style-name="co3" table:number-columns-repeated="2" table:default-cell-style-name="Default"/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4. Mo 1</text:p>
          </table:table-cell>
          <table:table-cell table:style-name="Default" table:number-columns-repeated="2"/>
          <table:table-cell office:value-type="string" calcext:value-type="string">
            <text:p>4. Mo 26</text:p>
          </table:table-cell>
          <table:table-cell table:style-name="Default"/>
          <table:table-cell office:value-type="string" calcext:value-type="string">
            <text:p>Differenz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üden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uben</text:p>
          </table:table-cell>
          <table:table-cell table:style-name="ce1" office:value-type="float" office:value="46500" calcext:value-type="float">
            <text:p>46'500</text:p>
          </table:table-cell>
          <table:table-cell table:number-columns-repeated="2"/>
          <table:table-cell table:style-name="ce1" office:value-type="float" office:value="43730" calcext:value-type="float">
            <text:p>43'730</text:p>
          </table:table-cell>
          <table:table-cell/>
          <table:table-cell table:style-name="ce1" table:formula="of:=[.G5]-[.D5]" office:value-type="float" office:value="-2770" calcext:value-type="float">
            <text:p>-2'77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imeon</text:p>
          </table:table-cell>
          <table:table-cell table:style-name="ce1" office:value-type="float" office:value="59300" calcext:value-type="float">
            <text:p>59'300</text:p>
          </table:table-cell>
          <table:table-cell table:number-columns-repeated="2"/>
          <table:table-cell table:style-name="ce1" office:value-type="float" office:value="22200" calcext:value-type="float">
            <text:p>22'200</text:p>
          </table:table-cell>
          <table:table-cell/>
          <table:table-cell table:style-name="ce1" table:formula="of:=[.G6]-[.D6]" office:value-type="float" office:value="-37100" calcext:value-type="float">
            <text:p>-37'1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Gad</text:p>
          </table:table-cell>
          <table:table-cell table:style-name="ce1" office:value-type="float" office:value="45650" calcext:value-type="float">
            <text:p>45'650</text:p>
          </table:table-cell>
          <table:table-cell table:number-columns-repeated="2"/>
          <table:table-cell table:style-name="ce2" office:value-type="float" office:value="40500" calcext:value-type="float">
            <text:p>40'500</text:p>
          </table:table-cell>
          <table:table-cell/>
          <table:table-cell table:style-name="ce1" table:formula="of:=[.G7]-[.D7]" office:value-type="float" office:value="-5150" calcext:value-type="float">
            <text:p>-5'15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formula="of:=SUM([.D5:.D7])" office:value-type="float" office:value="151450" calcext:value-type="float">
            <text:p>151'450</text:p>
          </table:table-cell>
          <table:table-cell/>
          <table:table-cell table:style-name="ce1"/>
          <table:table-cell table:formula="of:=SUM([.G5:.G7])" office:value-type="float" office:value="106430" calcext:value-type="float">
            <text:p>106'430</text:p>
          </table:table-cell>
          <table:table-cell table:style-name="ce1"/>
          <table:table-cell table:style-name="ce1" table:formula="of:=[.H8]-[.E8]" office:value-type="float" office:value="-45020" calcext:value-type="float">
            <text:p>-45'020</text:p>
          </table:table-cell>
        </table:table-row>
        <table:table-row table:style-name="ro1">
          <table:table-cell/>
          <table:table-cell office:value-type="string" calcext:value-type="string">
            <text:p>Osten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da</text:p>
          </table:table-cell>
          <table:table-cell table:style-name="ce1" office:value-type="float" office:value="74600" calcext:value-type="float">
            <text:p>74'600</text:p>
          </table:table-cell>
          <table:table-cell table:number-columns-repeated="2"/>
          <table:table-cell table:style-name="ce1" office:value-type="float" office:value="76500" calcext:value-type="float">
            <text:p>76'500</text:p>
          </table:table-cell>
          <table:table-cell/>
          <table:table-cell table:style-name="ce1" table:formula="of:=[.G10]-[.D10]" office:value-type="float" office:value="1900" calcext:value-type="float">
            <text:p>1'9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Issaschar</text:p>
          </table:table-cell>
          <table:table-cell table:style-name="ce1" office:value-type="float" office:value="54400" calcext:value-type="float">
            <text:p>54'400</text:p>
          </table:table-cell>
          <table:table-cell table:number-columns-repeated="2"/>
          <table:table-cell table:style-name="ce1" office:value-type="float" office:value="64300" calcext:value-type="float">
            <text:p>64'300</text:p>
          </table:table-cell>
          <table:table-cell/>
          <table:table-cell table:style-name="ce1" table:formula="of:=[.G11]-[.D11]" office:value-type="float" office:value="9900" calcext:value-type="float">
            <text:p>9'9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Sebulon</text:p>
          </table:table-cell>
          <table:table-cell table:style-name="ce1" office:value-type="float" office:value="57400" calcext:value-type="float">
            <text:p>57'400</text:p>
          </table:table-cell>
          <table:table-cell table:number-columns-repeated="2"/>
          <table:table-cell table:style-name="ce1" office:value-type="float" office:value="60500" calcext:value-type="float">
            <text:p>60'500</text:p>
          </table:table-cell>
          <table:table-cell/>
          <table:table-cell table:style-name="ce1" table:formula="of:=[.G12]-[.D12]" office:value-type="float" office:value="3100" calcext:value-type="float">
            <text:p>3'10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formula="of:=SUM([.D10:.D12])" office:value-type="float" office:value="186400" calcext:value-type="float">
            <text:p>186'400</text:p>
          </table:table-cell>
          <table:table-cell/>
          <table:table-cell table:style-name="ce1"/>
          <table:table-cell table:formula="of:=SUM([.G10:.G12])" office:value-type="float" office:value="201300" calcext:value-type="float">
            <text:p>201'300</text:p>
          </table:table-cell>
          <table:table-cell table:style-name="ce1"/>
          <table:table-cell table:style-name="ce1" table:formula="of:=[.H13]-[.E13]" office:value-type="float" office:value="14900" calcext:value-type="float">
            <text:p>14'900</text:p>
          </table:table-cell>
        </table:table-row>
        <table:table-row table:style-name="ro1">
          <table:table-cell/>
          <table:table-cell office:value-type="string" calcext:value-type="string">
            <text:p>Westen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phraim</text:p>
          </table:table-cell>
          <table:table-cell table:style-name="ce2" office:value-type="float" office:value="40500" calcext:value-type="float">
            <text:p>40'500</text:p>
          </table:table-cell>
          <table:table-cell table:number-columns-repeated="2"/>
          <table:table-cell table:style-name="ce1" office:value-type="float" office:value="32500" calcext:value-type="float">
            <text:p>32'500</text:p>
          </table:table-cell>
          <table:table-cell/>
          <table:table-cell table:style-name="ce5" table:formula="of:=[.G15]-[.D15]" office:value-type="float" office:value="-8000" calcext:value-type="float">
            <text:p>-8'0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Manasse</text:p>
          </table:table-cell>
          <table:table-cell table:style-name="ce1" office:value-type="float" office:value="32200" calcext:value-type="float">
            <text:p>32'200</text:p>
          </table:table-cell>
          <table:table-cell table:number-columns-repeated="2"/>
          <table:table-cell table:style-name="ce1" office:value-type="float" office:value="52700" calcext:value-type="float">
            <text:p>52'700</text:p>
          </table:table-cell>
          <table:table-cell/>
          <table:table-cell table:style-name="ce1" table:formula="of:=[.G16]-[.D16]" office:value-type="float" office:value="20500" calcext:value-type="float">
            <text:p>20'5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Benjamin</text:p>
          </table:table-cell>
          <table:table-cell table:style-name="ce1" office:value-type="float" office:value="35400" calcext:value-type="float">
            <text:p>35'400</text:p>
          </table:table-cell>
          <table:table-cell table:number-columns-repeated="2"/>
          <table:table-cell table:style-name="ce1" office:value-type="float" office:value="45600" calcext:value-type="float">
            <text:p>45'600</text:p>
          </table:table-cell>
          <table:table-cell/>
          <table:table-cell table:style-name="ce1" table:formula="of:=[.G17]-[.D17]" office:value-type="float" office:value="10200" calcext:value-type="float">
            <text:p>10'20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formula="of:=SUM([.D15:.D17])" office:value-type="float" office:value="108100" calcext:value-type="float">
            <text:p>108'100</text:p>
          </table:table-cell>
          <table:table-cell/>
          <table:table-cell table:style-name="ce1"/>
          <table:table-cell table:formula="of:=SUM([.G15:.G17])" office:value-type="float" office:value="130800" calcext:value-type="float">
            <text:p>130'800</text:p>
          </table:table-cell>
          <table:table-cell table:style-name="ce1"/>
          <table:table-cell table:style-name="ce1" table:formula="of:=[.H18]-[.E18]" office:value-type="float" office:value="22700" calcext:value-type="float">
            <text:p>22'700</text:p>
          </table:table-cell>
        </table:table-row>
        <table:table-row table:style-name="ro1">
          <table:table-cell/>
          <table:table-cell office:value-type="string" calcext:value-type="string">
            <text:p>Norden</text:p>
          </table:table-cell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n</text:p>
          </table:table-cell>
          <table:table-cell table:style-name="ce1" office:value-type="float" office:value="62700" calcext:value-type="float">
            <text:p>62'700</text:p>
          </table:table-cell>
          <table:table-cell table:number-columns-repeated="2"/>
          <table:table-cell table:style-name="ce1" office:value-type="float" office:value="64400" calcext:value-type="float">
            <text:p>64'400</text:p>
          </table:table-cell>
          <table:table-cell/>
          <table:table-cell table:style-name="ce1" table:formula="of:=[.G20]-[.D20]" office:value-type="float" office:value="1700" calcext:value-type="float">
            <text:p>1'7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Asser</text:p>
          </table:table-cell>
          <table:table-cell table:style-name="ce1" office:value-type="float" office:value="41500" calcext:value-type="float">
            <text:p>41'500</text:p>
          </table:table-cell>
          <table:table-cell table:number-columns-repeated="2"/>
          <table:table-cell table:style-name="ce3" office:value-type="float" office:value="53400" calcext:value-type="float">
            <text:p>53'400</text:p>
          </table:table-cell>
          <table:table-cell/>
          <table:table-cell table:style-name="ce1" table:formula="of:=[.G21]-[.D21]" office:value-type="float" office:value="11900" calcext:value-type="float">
            <text:p>11'900</text:p>
          </table:table-cell>
          <table:table-cell table:style-name="ce1"/>
        </table:table-row>
        <table:table-row table:style-name="ro1">
          <table:table-cell table:number-columns-repeated="2"/>
          <table:table-cell office:value-type="string" calcext:value-type="string">
            <text:p>Napthali</text:p>
          </table:table-cell>
          <table:table-cell table:style-name="ce3" office:value-type="float" office:value="53400" calcext:value-type="float">
            <text:p>53'400</text:p>
          </table:table-cell>
          <table:table-cell table:number-columns-repeated="2"/>
          <table:table-cell table:style-name="ce1" office:value-type="float" office:value="45400" calcext:value-type="float">
            <text:p>45'400</text:p>
          </table:table-cell>
          <table:table-cell/>
          <table:table-cell table:style-name="ce5" table:formula="of:=[.G22]-[.D22]" office:value-type="float" office:value="-8000" calcext:value-type="float">
            <text:p>-8'000</text:p>
          </table:table-cell>
          <table:table-cell table:style-name="ce1"/>
        </table:table-row>
        <table:table-row table:style-name="ro1">
          <table:table-cell table:number-columns-repeated="3"/>
          <table:table-cell table:style-name="ce1"/>
          <table:table-cell table:formula="of:=SUM([.D20:.D22])" office:value-type="float" office:value="157600" calcext:value-type="float">
            <text:p>157'600</text:p>
          </table:table-cell>
          <table:table-cell/>
          <table:table-cell table:style-name="ce1"/>
          <table:table-cell table:formula="of:=SUM([.G20:.G22])" office:value-type="float" office:value="163200" calcext:value-type="float">
            <text:p>163'200</text:p>
          </table:table-cell>
          <table:table-cell table:style-name="ce1"/>
          <table:table-cell table:style-name="ce1" table:formula="of:=[.H23]-[.E23]" office:value-type="float" office:value="5600" calcext:value-type="float">
            <text:p>5'600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 table:number-columns-repeated="2"/>
        </table:table-row>
        <table:table-row table:style-name="ro1">
          <table:table-cell table:number-columns-repeated="3"/>
          <table:table-cell table:style-name="ce4" table:formula="of:=SUM([.D5:.D22])" office:value-type="float" office:value="603550" calcext:value-type="float">
            <text:p>603'550</text:p>
          </table:table-cell>
          <table:table-cell table:number-columns-repeated="2"/>
          <table:table-cell table:style-name="ce4" table:formula="of:=SUM([.G5:.G22])" office:value-type="float" office:value="601730" calcext:value-type="float">
            <text:p>601'730</text:p>
          </table:table-cell>
          <table:table-cell/>
          <table:table-cell table:style-name="ce1" table:formula="of:=[.G25]-[.D25]" office:value-type="float" office:value="-1820" calcext:value-type="float">
            <text:p>-1'820</text:p>
          </table:table-cell>
          <table:table-cell table:style-name="ce1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ce1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1">
        <number:embedded-text number:position="3"> </number:embedded-text>
      </number:number>
    </number:number-style>
    <number:number-style style:name="N122">
      <number:number number:decimal-places="0" loext:min-decimal-places="0" number:min-integer-digits="1">
        <number:embedded-text number:position="3">'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8:55:47.818760604</meta:creation-date>
    <meta:generator>LibreOffice/6.0.2.1.0$Linux_X86_64 LibreOffice_project/00m0$Build-1</meta:generator>
    <dc:date>2018-03-14T09:48:32.738487822</dc:date>
    <meta:editing-duration>PT11M54S</meta:editing-duration>
    <meta:editing-cycles>2</meta:editing-cycles>
    <meta:document-statistic meta:table-count="1" meta:cell-count="70" meta:object-count="0"/>
  </office:meta>
</office:document-meta>
</file>